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Times" svg:font-family="Times, 'Times New Roman'"/>
    <style:font-face style:name="FreeSans1" svg:font-family="FreeSans" style:font-family-generic="swiss"/>
    <style:font-face style:name="Andale Mono" svg:font-family="'Andale Mono'" style:font-pitch="fixed"/>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hu" fo:country="HU" officeooo:rsid="001a6f2b" officeooo:paragraph-rsid="001a6f2b"/>
    </style:style>
    <style:style style:name="P2" style:family="paragraph" style:parent-style-name="Standard">
      <style:text-properties fo:language="hu" fo:country="HU" officeooo:rsid="001c6cb2" officeooo:paragraph-rsid="001c6cb2"/>
    </style:style>
    <style:style style:name="P3" style:family="paragraph" style:parent-style-name="Standard">
      <style:text-properties fo:language="hu" fo:country="HU" officeooo:rsid="001c6cb2" officeooo:paragraph-rsid="001fa113"/>
    </style:style>
    <style:style style:name="P4" style:family="paragraph" style:parent-style-name="Standard">
      <style:text-properties fo:language="hu" fo:country="HU" officeooo:rsid="001fa113" officeooo:paragraph-rsid="001fa113"/>
    </style:style>
    <style:style style:name="P5" style:family="paragraph" style:parent-style-name="Standard">
      <style:text-properties fo:language="hu" fo:country="HU" officeooo:rsid="001fa113" officeooo:paragraph-rsid="00214056"/>
    </style:style>
    <style:style style:name="P6" style:family="paragraph" style:parent-style-name="Standard">
      <style:text-properties fo:language="hu" fo:country="HU" fo:font-weight="bold" officeooo:rsid="001c6cb2" officeooo:paragraph-rsid="001c6cb2" style:font-weight-asian="bold" style:font-weight-complex="bold"/>
    </style:style>
    <style:style style:name="P7" style:family="paragraph" style:parent-style-name="Standard">
      <style:text-properties fo:language="hu" fo:country="HU" fo:font-weight="bold" officeooo:rsid="001a6f2b" officeooo:paragraph-rsid="001a6f2b" style:font-weight-asian="bold" style:font-weight-complex="bold"/>
    </style:style>
    <style:style style:name="P8" style:family="paragraph" style:parent-style-name="Standard">
      <style:text-properties fo:language="hu" fo:country="HU" officeooo:rsid="00214056" officeooo:paragraph-rsid="00214056"/>
    </style:style>
    <style:style style:name="P9" style:family="paragraph" style:parent-style-name="Standard">
      <style:text-properties fo:language="hu" fo:country="HU" officeooo:rsid="0022570d" officeooo:paragraph-rsid="0022570d"/>
    </style:style>
    <style:style style:name="P10" style:family="paragraph" style:parent-style-name="Standard">
      <style:text-properties fo:font-size="18pt" fo:language="hu" fo:country="HU" officeooo:rsid="001a6f2b" officeooo:paragraph-rsid="001a6f2b" style:font-size-asian="18pt" style:font-size-complex="18pt"/>
    </style:style>
    <style:style style:name="P11" style:family="paragraph" style:parent-style-name="Standard">
      <style:text-properties style:font-name="Andale Mono" fo:language="hu" fo:country="HU" officeooo:rsid="001fa113" officeooo:paragraph-rsid="001fa113"/>
    </style:style>
    <style:style style:name="T1" style:family="text">
      <style:text-properties fo:font-style="italic" style:font-style-asian="italic" style:font-style-complex="italic"/>
    </style:style>
    <style:style style:name="T2" style:family="text">
      <style:text-properties fo:font-style="italic" officeooo:rsid="001fa113" style:font-style-asian="italic" style:font-style-complex="italic"/>
    </style:style>
    <style:style style:name="T3" style:family="text">
      <style:text-properties fo:font-style="italic" officeooo:rsid="00214056" style:font-style-asian="italic" style:font-style-complex="italic"/>
    </style:style>
    <style:style style:name="T4" style:family="text">
      <style:text-properties officeooo:rsid="001c1b85"/>
    </style:style>
    <style:style style:name="T5" style:family="text">
      <style:text-properties officeooo:rsid="001dea8e"/>
    </style:style>
    <style:style style:name="T6" style:family="text">
      <style:text-properties officeooo:rsid="001fa113"/>
    </style:style>
    <style:style style:name="T7" style:family="text">
      <style:text-properties style:font-name="Andale Mono"/>
    </style:style>
    <style:style style:name="T8" style:family="text">
      <style:text-properties officeooo:rsid="00214056"/>
    </style:style>
    <style:style style:name="T9" style:family="text">
      <style:text-properties officeooo:rsid="0022570d"/>
    </style:style>
    <style:style style:name="T10" style:family="text">
      <style:text-properties officeooo:rsid="002566d8"/>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penBioMaps android alkalmazás fejlesztési terv</text:p>
      <text:p text:style-name="P1"/>
      <text:p text:style-name="P1"/>
      <text:p text:style-name="P7">Háttérinfók, a probléma megértése</text:p>
      <text:p text:style-name="P1">A biológusok terepi adatgyűjtés során általában a legegyszerűbb adatgyűjtési módot részesítik előnyben. Az elmúlt évek során a kézi GPS eszközök elterjedésével a <text:span text:style-name="T1">GPS és terepnapló</text:span>, vagy <text:span text:style-name="T1">GPS és diktafonra mondott szöveg</text:span> volt a leggyakoribb adatfelvételi mód. Androidos vagy más „okos” megoldást elvétve használnak, aminek elég gyakorlatias okai vannak. Nagyon kevés alkalmas szoftver van és még mindig egyszerűbb egy strapabíró terepi GPS-t használni terepen, mint bármi egyéb, érzékeny eszközt. A rögzített terepi információk általában nagyon egyszerűek, néhány leírt vagy felvett szó, pár fotó és GPS koordináták a leggyakrabban, <text:span text:style-name="T4">amit ugyan meg lehet oldani az említett eszközökkel, de jelentős utómunkát igényel az adatok rendszerezése során. Emiatt van érdeklődés egy hatékony terepi adatfelvételi alkalmazás fejlesztésére.</text:span></text:p>
      <text:p text:style-name="P1"/>
      <text:p text:style-name="P7">Az OpenBioMapsról</text:p>
      <text:p text:style-name="P1">Az OpenBioMaps egy nyílt biotikai térképi adatokat kezelő (gyűjtő, tároló, megosztó) rendszer ami jelentős részben terepi adatgyűjtésből származó adatokat kezel. A rendszer a széleskörű bevezetés előtt áll. Néhány kutatási, <text:span text:style-name="T4">oktatási</text:span> és természetvédelmi projektben már <text:span text:style-name="T4">most is </text:span>has<text:span text:style-name="T4">z</text:span>nálják. <text:span text:style-name="T4">Az OpenBioMapsnak hatékony és rugalmas adatrögzítési megoldásai vannak, amit a terepen dolgozó szakemberek jól tudnak használni. Ezeket az adatrögzítési felületeket jól ki lehetne egészíteni egy olyan terepi mobil alkalmazással ami azokat az egyszerű eszközöket nyújtja egy felületen amit amúgy is szoktak használni. Azaz rögzíti a GPS koordinátát, rövid szöveget lehet beírni, vagy felvenni és fényképeket lehet készíteni. Az így, egy felületen <text:s/>felvett adatokat pedig köztes lépések nélkül lehet betölteni bármely OpenBioMaps adatbázisba. Mivel az OpenBioMaps adatbázisok nagyon változatos célúak és használati módúak lehetnek, ezért a mobil alkalmazásból érkező adatokat az egyes adatbázisok már más-más módon kezelik majd.</text:span></text:p>
      <text:p text:style-name="P1"/>
      <text:p text:style-name="P6">Az alkalmazásról</text:p>
      <text:p text:style-name="P2"><text:tab/>Az adatok az alkalmazásból interneten keresztül sima http protokoll használatával post multipart/formdata megoldással mehetnének a szerverre (szerintem nem érdemes ennél bonyolultabb, de ha van alternatív javaslat beszéljük meg). A küldéshez felhasználói azonosítás kell, amit sima http authentikációval kellene megoldani. Az adatok feltöltését a felhasználó kezdeményezi amikor akarja. A feltöltés után visszakapott visszajelzés után az adatok megmaradnak a telefonon, csak átkerülnek egy „<text:span text:style-name="T1">feltöltött</text:span>” mappába, hogy ne lehessen tévedésből többször feltölteni valamit. Az alkalmazásban az egy adatfelvételhez tartozó adatokat egységesen kellene jelölni és egy mappában tárolni a feltöltésig. A jelölés lehetne a <text:span text:style-name="T1">dátum_óra_perc_másodperc_századmásodperc.</text:span><text:span text:style-name="T2">kiterjesztés</text:span> formátum, egy könyvtárszerkezetben: <text:span text:style-name="T1">Feltöltések</text:span><text:span text:style-name="T3">_</text:span><text:span text:style-name="T1">mappa/időbélyeg_almappa/</text:span><text:span text:style-name="T2">fájlok</text:span>. A koordinátá<text:span text:style-name="T6">k</text:span>at <text:span text:style-name="T6">WKT</text:span> formátumba kellene <text:span text:style-name="T6">tárolni, </text:span>kiírni <text:span text:style-name="T6">és küldeni</text:span>. <text:span text:style-name="T8">A képek a telefon beállítása szerint (később majd biztos lesz igény egyéni beállítás lehetőségére), a hang ogg, vagy más nyílt formátumban. A szöveg sima textként legyen tárolva és küldve.</text:span></text:p>
      <text:p text:style-name="P3">Az alkalmazás felülete legyen nagyon egyszerű: <text:span text:style-name="T8">nagy </text:span>szövegdoboz, alatta <text:span text:style-name="T8">4 gomb: GPS koordináta lekérése, </text:span>fénykép <text:span text:style-name="T5">készítése,</text:span> hangfelvétel <text:span text:style-name="T5">készítése, mentés. </text:span></text:p>
      <text:p text:style-name="P3"><text:span text:style-name="T5"><text:tab/>Legyen egy beállítások menü, amiben nem kell lennie egyelőre semminek, de későbbi fejlesztéskor még szükség lesz rá.</text:span></text:p>
      <text:p text:style-name="P4"><text:tab/>Legyen egy feltöltés menüpont, ahol meg lehet adni a fogadó szerver http(s)://címét felhasználó nevet és jelszót. Ezek sima input mezők legyenek, amit elment a program és lehet módosítani. Később <text:soft-page-break/>ez is biztos még fog finomodni, elsőre nem kell bonyolultabb.</text:p>
      <text:p text:style-name="P4"><text:tab/>A kód legyen jól tagolt, az egyes részek úgy kapcsolódjanak egymáshoz, hogy bármelyik része könnyen továbbfejleszthető legyen a többi módosítása nélkül, vagy csekély módosításával. </text:p>
      <text:p text:style-name="P4">A http post küldés szerver oldali fogadása részben készen van. Az OpenBioMaps API felülethez több helyen is lehet csatlakozni. Egyelőre tesztelésre jó ez az általános felület: <text:span text:style-name="T12">http://openbiomaps.org/pds/service.php ami az alábbi POST/GET változókat dolgozza fel:</text:span><text:span text:style-name="T7"> </text:span></text:p>
      <text:p text:style-name="P11">hs = tetszeleges <text:span text:style-name="T10">szöveg</text:span>, nincs használva</text:p>
      <text:p text:style-name="P11">service = „PFS”</text:p>
      <text:p text:style-name="P11">upload=JSON string</text:p>
      <text:p text:style-name="P11">{geometry:WKT string,</text:p>
      <text:p text:style-name="P11"><text:s/>comment:tetszőleges szöveg,</text:p>
      <text:p text:style-name="P11"><text:s/>datum: időbélyeg, UTC, vagy időzónával.</text:p>
      <text:p text:style-name="P11">}</text:p>
      <text:p text:style-name="P11">table=jelenleg nem használt, tetszőleges <text:span text:style-name="T10">szöveg</text:span></text:p>
      <text:p text:style-name="P4"/>
      <text:p text:style-name="P5">Az authentikációhoz meg kell írnom az API kapcsolatot.</text:p>
      <text:p text:style-name="P5"><text:s/></text:p>
      <text:p text:style-name="P5"><text:span text:style-name="T8"><text:tab/>Az adatfelvétel során az adatpont elmentésére legyen lehetőség más alternatív módok használatára is, amik később majd kialakulnak. Mondok egy példát ami már felmerült. A készüléken az alkalmazás fusson készenléti módban és két oda vissza rázásra ébredjen fel és vegyen fel egy GPS koordinátát. Ez az igény rávilágít arra, hogy vannak olyan terepi adatgyűjtések, amikor semmit nem írnak fel, elég a koordináta és az időpont, a többi adott nem kell rögzíteni. Ilyen lehet egy protokoll szerinti egy faj előfordulásainak a jegyzetelése.</text:span></text:p>
      <text:p text:style-name="P2"/>
      <text:p text:style-name="P6">Nyílt forráskód, irányított fejlesztés</text:p>
      <text:p text:style-name="P2"><text:tab/>Az OpenBioMaps mobil alkalmazásnak a rendszer többi részéhez igazodva nyílt forráskódú közösségileg fejleszthetőnek kell lennie. Azaz a forráskódnak kinn kell lennie a githubon, vagy más fejl<text:span text:style-name="T6">e</text:span>sztői közösségi helyen. <text:span text:style-name="T6">A közösségi fejlesztés lehetőséget fog adni, hogy az egyes OpenBioMaps projektekben tudjanak egyedi fejlesztéseket csinálni a felhasználók, viszont ezekből a leágazásokból vissza lehet majd hozni a szélesebb érdeklődésre számító kód részeket. Aki elkezdi most a fejlesztést ahhoz egy fontos kérdés, hogy tudja-e vállalni, hogy koordinálja a későbbiekben a fejlesztéseket azaz felveszi a fő kódba azokat a részeket amik minőségileg és használat szempontjából alkalmasak erre.</text:span></text:p>
      <text:p text:style-name="P4">A fejlesztő(k) számára a projekteben való részvétel jó reputáció lehet, esetleg OTDK vagy szakdolgozat témája is. Hosszabb távon pedig az egyes egyéni kiegészítések fejlesztésekor kereseti forrás is.</text:p>
      <text:p text:style-name="P8">A fejlesztés koordinálásában az elején mindenképpen részt veszek én is.</text:p>
      <text:p text:style-name="P8"/>
      <text:p text:style-name="P8"/>
      <text:p text:style-name="P9">Üdvözlettel, <text:span text:style-name="T8"><text:tab/>Bán Miklós</text:span></text:p>
      <text:p text:style-name="P8"/>
      <text:p text:style-name="P8">MTA-DE "Lendület" Viselkedésökológiai Kutatócsoport</text:p>
      <text:p text:style-name="P8">Debreceni Egyetem, Evolúciós Állattani és Humánbiológiai Tanszék</text:p>
      <text:p text:style-name="P8">H-4010 Debrecen, Egyetem tér 1.</text:p>
      <text:p text:style-name="P8">Tel: <text:s/>+36 52 512-900 ext. 62356</text:p>
      <text:p text:style-name="P8">+36 30 605 5972</text:p>
      <text:p text:style-name="P8">http://zoology.unideb.hu/?m=Miklos_B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tyle:font-face style:name="Times" svg:font-family="Times, 'Times New Roman'"/>
    <style:font-face style:name="FreeSans1" svg:font-family="FreeSans" style:font-family-generic="swiss"/>
    <style:font-face style:name="Andale Mono" svg:font-family="'Andale Mono'" style:font-pitch="fixed"/>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page"/>
      <style:text-properties style:use-window-font-color="true" style:font-name="Times"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Helvetica" fo:font-family="Helvetica, Arial"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Times" fo:font-family="Times, 'Times New Roman'"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Times" fo:font-family="Times, 'Times New 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lós Bán</meta:initial-creator>
    <meta:creation-date>2015-09-23T13:33:20.578471368</meta:creation-date>
    <dc:date>2015-09-23T16:45:11.311689469</dc:date>
    <dc:creator>Miklós Bán</dc:creator>
    <meta:editing-duration>PT11M37S</meta:editing-duration>
    <meta:editing-cycles>3</meta:editing-cycles>
    <meta:generator>LibreOffice/4.3.3.2$Linux_X86_64 LibreOffice_project/430m0$Build-2</meta:generator>
    <meta:document-statistic meta:table-count="0" meta:image-count="0" meta:object-count="0" meta:page-count="2" meta:paragraph-count="34" meta:word-count="802" meta:character-count="6083" meta:non-whitespace-character-count="5299"/>
  </office:meta>
</office:document-meta>
</file>